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99ccff" fo:padding="0cm" fo:border-left="0.002cm solid #000099" fo:border-right="none" fo:border-top="0.002cm solid #000099" fo:border-bottom="0.002cm solid #000099">
        <style:background-image/>
      </style:table-cell-properties>
    </style:style>
    <style:style style:name="Table1.B1" style:family="table-cell">
      <style:table-cell-properties fo:background-color="#99ccff" fo:padding="0cm" fo:border="0.002cm solid #000099">
        <style:background-image/>
      </style:table-cell-properties>
    </style:style>
    <style:style style:name="Table1.A2" style:family="table-cell">
      <style:table-cell-properties fo:padding="0cm" fo:border-left="0.002cm solid #000099" fo:border-right="none" fo:border-top="none" fo:border-bottom="0.002cm solid #000099"/>
    </style:style>
    <style:style style:name="Table1.B2" style:family="table-cell" style:data-style-name="N0">
      <style:table-cell-properties style:vertical-align="bottom" fo:padding="0cm" fo:border-left="0.002cm solid #000099" fo:border-right="0.002cm solid #000099" fo:border-top="none" fo:border-bottom="0.002cm solid #000099"/>
    </style:style>
    <style:style style:name="P1" style:family="paragraph" style:parent-style-name="Table_20_Contents">
      <style:paragraph-properties fo:text-align="end" style:justify-single-word="false"/>
    </style:style>
    <style:style style:name="T1" style:family="text">
      <style:text-properties fo:font-style="italic" fo:font-weight="bol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style:use-window-font-color="true"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initial-creator>Jürgen Schmidt</meta:initial-creator>
    <meta:creation-date>2003-02-12T09:11:07</meta:creation-date>
    <dc:creator>Jürgen Schmidt</dc:creator>
    <dc:date>2003-02-12T09:31:17</dc:date>
    <dc:language>en-US</dc:language>
    <meta:editing-cycles>5</meta:editing-cycles>
    <meta:editing-duration>PT1M18S</meta:editing-duration>
    <meta:user-defined meta:name="Info 1"/>
    <meta:user-defined meta:name="Info 2"/>
    <meta:user-defined meta:name="Info 3"/>
    <meta:user-defined meta:name="Info 4"/>
    <meta:document-statistic meta:table-count="1" meta:image-count="0" meta:object-count="0" meta:page-count="1" meta:paragraph-count="5" meta:word-count="191" meta:character-count="971"/>
  </office:meta>
</office:document-meta>
</file>